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rsid="001bb93f" officeooo:paragraph-rsid="001bb93f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padding="0.049cm" fo:border="0.06pt solid #d9d9e3"/>
    </style:style>
    <style:style style:name="P5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оминализм представляет ...</text:p>
      <text:p text:style-name="P1"/>
      <text:p text:style-name="P1">Номинализм - это философская позиция, которая утверждает, что универсалии (общие понятия, абстрактные сущности) не существуют в реальности, а существуют только индивидуальные объекты. В номинализме общие понятия рассматриваются как имена или метафоры, используемые для упрощения нашего языка и понимания мира, но они не обладают собственной реальностью.</text:p>
      <text:p text:style-name="P1">Номинализм представляет философскую концепцию, которая противопоставляется реализму, считающему, что универсалии существуют независимо от индивидуальных объектов. Номиналисты считают, что общие понятия, такие как "человек" или "красота", существуют только в виде имен, которые мы присваиваем множеству конкретных индивидуальных объектов, но не имеют самостоятельного бытия.</text:p>
      <text:p text:style-name="Standard"/>
      <text:list xml:id="list1841324328" text:style-name="L1">
        <text:list-item>
          <text:p text:style-name="P3"><text:span text:style-name="Strong_20_Emphasis"><text:span text:style-name="T1">Ученые древней Греции</text:span></text:span>: В ранних древнегреческих философских традициях, таких как элейская школа (представленная Парменидом), номинализм не был четко выражен. Однако, номиналистические идеи можно увидеть у некоторых представителей, таких как Горгий и Протагор.</text:p>
        </text:list-item>
        <text:list-item>
          <text:p text:style-name="P3"><text:span text:style-name="Strong_20_Emphasis"><text:span text:style-name="T1">Средневековый номинализм</text:span></text:span>: Средневековый номинализм прочно связан с именами философов, таких как Розселин и Уильям из Оккама. Уильям из Оккама, в частности, считается одним из самых известных номиналистов. Он разработал принцип "сокращения сущностей" (Принцип Оккама), который призывает не вводить лишних сущностей для объяснения явлений и отвергал существование универсалий вне различных индивидуальных объектов.</text:p>
        </text:list-item>
        <text:list-item>
          <text:p text:style-name="P3"><text:span text:style-name="Strong_20_Emphasis"><text:span text:style-name="T1">Эмпиризм и номинализм</text:span></text:span>: В эпоху Возрождения и вплоть до более поздних философских течений, номиналистические идеи влияли на развитие эмпиризма. Философы, такие как Джон Локк, придавали важное значение опыту и считали, что общие понятия (как абстрактные сущности) не существуют вне ума.</text:p>
        </text:list-item>
        <text:list-item>
          <text:p text:style-name="P3"><text:span text:style-name="Strong_20_Emphasis"><text:span text:style-name="T1">Современность и аналитическая философия</text:span></text:span>: В аналитической философии XX века номинализм продолжает оставаться значимым. Философы, такие как Уиллард Ван Орман Куайн, разрабатывали концепции, связанные с номинализмом, включая понятие "семантической аттестации", которое подчеркивает роль имён в языке и знании.</text:p>
        </text:list-item>
      </text:list>
      <text:p text:style-name="Text_20_body"><text:line-break/></text:p>
      <text:p text:style-name="Standard"/>
      <text:list xml:id="list2486888661" text:style-name="L2">
        <text:list-item>
          <text:p text:style-name="P4"><text:span text:style-name="Strong_20_Emphasis"><text:span text:style-name="T1">Реальность и слово</text:span></text:span>: Номиналисты утверждают, что реальность определяется конкретными индивидуальными вещами, а общие понятия являются всего лишь словами или знаками, которые облегчают общение и понимание, но не существуют как отдельные сущности.</text:p>
        </text:list-item>
        <text:list-item>
          <text:p text:style-name="P4"><text:soft-page-break/><text:span text:style-name="Strong_20_Emphasis"><text:span text:style-name="T1">Оппозиция платонизму</text:span></text:span>: Номинализм противопоставляется платонизму, который утверждает, что универсалии существуют в мире идей или реальном мире идей, независимо от физического мира.</text:p>
        </text:list-item>
        <text:list-item>
          <text:p text:style-name="P4"><text:span text:style-name="Strong_20_Emphasis"><text:span text:style-name="T1">Разновидности номинализма</text:span></text:span>: В философии существует несколько разновидностей номинализма, включая концептуализм (считающий, что общие понятия существуют как концепции в умах людей) и номинальный номинализм (отрицающий существование общих понятий полностью).</text:p>
        </text:list-item>
      </text:list>
      <text:list xml:id="list1898532084" text:style-name="L3">
        <text:list-item>
          <text:p text:style-name="P5"><text:span text:style-name="Strong_20_Emphasis"><text:span text:style-name="T1">Научная методология</text:span></text:span>: Номинализм может оказывать влияние на научную методологию. Номиналисты могут предпочитать объяснения, которые ограничиваются непосредственными наблюдаемыми фактами и конкретными данными, отвергая использование абстрактных или неэмпирических концепций.</text:p>
        </text:list-item>
        <text:list-item>
          <text:p text:style-name="P5"><text:span text:style-name="Strong_20_Emphasis"><text:span text:style-name="T1">Этика и мораль</text:span></text:span>: Вопрос о том, как номинализм влияет на этику, остается предметом дискуссии. Некоторые философы считают, что номиналистический взгляд на общие понятия может ослабить основания для определения моральных ценностей, в то время как другие аргументируют, что номиналистический подход не обязательно ослабляет этику, и моральные ценности всё равно могут быть обоснованными.</text:p>
        </text:list-item>
        <text:list-item>
          <text:p text:style-name="P5"><text:span text:style-name="Strong_20_Emphasis"><text:span text:style-name="T1">Философская дискуссия</text:span></text:span>: В философии продолжаются дебаты относительно номинализма и его влияния на различные области философии, включая эпистемологию (теорию познания), метафизику (учение о реальности), и философию языка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9:50:34.770891990</meta:creation-date>
    <dc:date>2023-10-31T13:14:53.962880793</dc:date>
    <meta:editing-duration>PT48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4" meta:word-count="444" meta:character-count="3586" meta:non-whitespace-character-count="3164"/>
  </office:meta>
</office:document-meta>
</file>